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ffcccc" draw:textarea-vertical-align="middle"/>
    </style:style>
    <style:style style:name="gr3" style:family="graphic" style:parent-style-name="standard">
      <style:graphic-properties svg:stroke-color="#000000" draw:marker-start="Circl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start"/>
    </style:style>
    <style:style style:name="T1" style:family="text"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'Lucida Sans'" style:font-family-generic-complex="system" style:font-pitch-complex="variable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8.018cm" svg:y1="5.826cm" svg:x2="3.563cm" svg:y2="4.048cm" draw:start-shape="id1" draw:start-glue-point="0" draw:end-shape="id2" draw:end-glue-point="2" svg:d="M18018 5826l-14455-1778">
          <text:p/>
        </draw:connector>
        <draw:rect draw:style-name="gr2" draw:text-style-name="P2" xml:id="id2" draw:id="id2" draw:layer="layout" svg:width="2.667cm" svg:height="0.635cm" svg:x="2.23cm" svg:y="3.413cm">
          <text:p text:style-name="P1"><text:span text:style-name="T1">AccountHolder</text:span></text:p>
        </draw:rect>
        <draw:rect draw:style-name="gr2" draw:text-style-name="P2" xml:id="id7" draw:id="id7" draw:layer="layout" svg:width="2.667cm" svg:height="0.635cm" svg:x="22.844cm" svg:y="3.413cm">
          <text:p text:style-name="P1"><text:span text:style-name="T2">AccountProvider</text:span></text:p>
        </draw:rect>
        <draw:rect draw:style-name="gr2" draw:text-style-name="P2" xml:id="id4" draw:id="id4" draw:layer="layout" svg:width="2.667cm" svg:height="0.635cm" svg:x="11.414cm" svg:y="3.413cm">
          <text:p text:style-name="P1"><text:span text:style-name="T1">Account</text:span></text:p>
        </draw:rect>
        <draw:connector draw:style-name="gr1" draw:text-style-name="P1" draw:layer="layout" draw:type="line" svg:x1="12.747cm" svg:y1="5.318cm" svg:x2="12.747cm" svg:y2="4.048cm" draw:start-shape="id3" draw:start-glue-point="0" draw:end-shape="id4" draw:end-glue-point="2" svg:d="M12747 5318v-1270">
          <text:p/>
        </draw:connector>
        <draw:connector draw:style-name="gr1" draw:text-style-name="P1" draw:layer="layout" draw:type="line" svg:x1="3.603cm" svg:y1="5.318cm" svg:x2="3.563cm" svg:y2="4.048cm" draw:start-shape="id5" draw:start-glue-point="0" draw:end-shape="id2" draw:end-glue-point="2" svg:d="M3603 5318l-40-1270">
          <text:p/>
        </draw:connector>
        <draw:connector draw:style-name="gr1" draw:text-style-name="P1" draw:layer="layout" draw:type="line" svg:x1="24.177cm" svg:y1="5.318cm" svg:x2="24.177cm" svg:y2="4.048cm" draw:start-shape="id6" draw:start-glue-point="0" draw:end-shape="id7" draw:end-glue-point="2" svg:d="M24177 5318v-1270">
          <text:p/>
        </draw:connector>
        <draw:connector draw:style-name="gr3" draw:text-style-name="P1" draw:layer="layout" svg:x1="14.081cm" svg:y1="3.73cm" svg:x2="22.844cm" svg:y2="3.73cm" draw:end-shape="id7" draw:end-glue-point="3" svg:d="M14081 3730h8763">
          <text:p/>
        </draw:connector>
        <draw:connector draw:style-name="gr3" draw:text-style-name="P1" draw:layer="layout" svg:x1="11.414cm" svg:y1="3.73cm" svg:x2="4.897cm" svg:y2="3.73cm" draw:start-shape="id4" draw:start-glue-point="3" draw:end-shape="id2" draw:end-glue-point="1" svg:d="M11414 3730h-6517">
          <text:p/>
        </draw:connector>
        <draw:connector draw:style-name="gr1" draw:text-style-name="P1" draw:layer="layout" draw:type="line" svg:x1="12.747cm" svg:y1="14.208cm" svg:x2="12.747cm" svg:y2="7.223cm" draw:start-shape="id8" draw:start-glue-point="0" draw:end-shape="id9" svg:d="M12747 14208v-6985">
          <text:p/>
        </draw:connector>
        <draw:connector draw:style-name="gr1" draw:text-style-name="P1" draw:layer="layout" draw:type="line" svg:x1="3.603cm" svg:y1="14.335cm" svg:x2="3.603cm" svg:y2="7.223cm" draw:start-shape="id10" draw:start-glue-point="0" draw:end-shape="id11" draw:end-glue-point="2" svg:d="M3603 14335v-7112">
          <text:p/>
        </draw:connector>
        <draw:connector draw:style-name="gr1" draw:text-style-name="P1" draw:layer="layout" draw:type="line" svg:x1="24.177cm" svg:y1="14.208cm" svg:x2="24.177cm" svg:y2="7.223cm" draw:start-shape="id12" draw:start-glue-point="0" draw:end-shape="id13" svg:d="M24177 14208v-6985">
          <text:p/>
        </draw:connector>
        <draw:connector draw:style-name="gr1" draw:text-style-name="P1" draw:layer="layout" draw:type="line" svg:x1="18.018cm" svg:y1="14.208cm" svg:x2="18.018cm" svg:y2="11.922cm" draw:start-shape="id14" draw:start-glue-point="0" draw:end-shape="id15" draw:end-glue-point="2" svg:d="M18018 14208v-2286">
          <text:p/>
        </draw:connector>
        <draw:g xml:id="id10" draw:id="id10">
          <draw:rect draw:style-name="gr4" draw:text-style-name="P2" draw:layer="layout" svg:width="4.191cm" svg:height="0.635cm" svg:x="1.508cm" svg:y="14.335cm">
            <text:p text:style-name="P1"><text:span text:style-name="T2">AccountHolderEntity</text:span></text:p>
          </draw:rect>
          <draw:rect draw:style-name="gr4" draw:text-style-name="P2" draw:layer="layout" svg:width="4.191cm" svg:height="0.762cm" svg:x="1.508cm" svg:y="14.97cm">
            <text:p text:style-name="P3"><text:span text:style-name="T3">@Entity</text:span></text:p>
            <text:p text:style-name="P3"><text:span text:style-name="T3">@Table=”account_holders”</text:span></text:p>
          </draw:rect>
          <draw:rect draw:style-name="gr5" draw:text-style-name="P2" draw:layer="layout" svg:width="4.191cm" svg:height="0.635cm" svg:x="1.508cm" svg:y="15.732cm">
            <text:p/>
          </draw:rect>
        </draw:g>
        <draw:g>
          <draw:rect draw:style-name="gr4" draw:text-style-name="P2" xml:id="id12" draw:id="id12" draw:layer="layout" svg:width="3.937cm" svg:height="0.635cm" svg:x="22.209cm" svg:y="14.208cm">
            <text:p text:style-name="P1"><text:span text:style-name="T2">AccountProviderEntity</text:span></text:p>
          </draw:rect>
          <draw:rect draw:style-name="gr4" draw:text-style-name="P2" draw:layer="layout" svg:width="3.937cm" svg:height="0.762cm" svg:x="22.209cm" svg:y="14.843cm">
            <text:p text:style-name="P3"><text:span text:style-name="T3">@Entity</text:span></text:p>
            <text:p text:style-name="P3"><text:span text:style-name="T3">@Table=”account_providers”</text:span></text:p>
          </draw:rect>
          <draw:rect draw:style-name="gr5" draw:text-style-name="P2" draw:layer="layout" svg:width="3.937cm" svg:height="0.762cm" svg:x="22.209cm" svg:y="15.605cm">
            <text:p/>
          </draw:rect>
        </draw:g>
        <draw:g xml:id="id9" draw:id="id9">
          <draw:rect draw:style-name="gr4" draw:text-style-name="P2" xml:id="id3" draw:id="id3" draw:layer="layout" svg:width="3.429cm" svg:height="0.635cm" svg:x="11.033cm" svg:y="5.318cm">
            <text:p text:style-name="P1"><text:span text:style-name="T2">AbstractAccountEntity</text:span></text:p>
          </draw:rect>
          <draw:rect draw:style-name="gr4" draw:text-style-name="P2" draw:layer="layout" svg:width="3.429cm" svg:height="0.508cm" svg:x="11.033cm" svg:y="5.953cm">
            <text:p text:style-name="P3"><text:span text:style-name="T3">@MappedSuperclass</text:span></text:p>
          </draw:rect>
          <draw:rect draw:style-name="gr5" draw:text-style-name="P2" draw:layer="layout" svg:width="3.429cm" svg:height="0.762cm" svg:x="11.033cm" svg:y="6.461cm">
            <text:p/>
          </draw:rect>
        </draw:g>
        <draw:g xml:id="id11" draw:id="id11">
          <draw:rect draw:style-name="gr4" draw:text-style-name="P2" xml:id="id5" draw:id="id5" draw:layer="layout" svg:width="4.191cm" svg:height="0.635cm" svg:x="1.508cm" svg:y="5.318cm">
            <text:p text:style-name="P1"><text:span text:style-name="T2">AbstractAccountHolderEntity</text:span></text:p>
          </draw:rect>
          <draw:rect draw:style-name="gr4" draw:text-style-name="P2" draw:layer="layout" svg:width="4.191cm" svg:height="0.508cm" svg:x="1.508cm" svg:y="5.953cm">
            <text:p text:style-name="P3"><text:span text:style-name="T3">@MappedSuperclass</text:span></text:p>
          </draw:rect>
          <draw:rect draw:style-name="gr5" draw:text-style-name="P2" draw:layer="layout" svg:width="4.191cm" svg:height="0.762cm" svg:x="1.508cm" svg:y="6.461cm">
            <text:p/>
          </draw:rect>
        </draw:g>
        <draw:g xml:id="id13" draw:id="id13">
          <draw:rect draw:style-name="gr4" draw:text-style-name="P2" xml:id="id6" draw:id="id6" draw:layer="layout" svg:width="4.699cm" svg:height="0.635cm" svg:x="21.828cm" svg:y="5.318cm">
            <text:p text:style-name="P1"><text:span text:style-name="T2">AbstractAccountProviderEntity</text:span></text:p>
          </draw:rect>
          <draw:rect draw:style-name="gr4" draw:text-style-name="P2" draw:layer="layout" svg:width="4.699cm" svg:height="0.508cm" svg:x="21.828cm" svg:y="5.953cm">
            <text:p text:style-name="P3"><text:span text:style-name="T3">@MappedSuperclass</text:span></text:p>
          </draw:rect>
          <draw:rect draw:style-name="gr5" draw:text-style-name="P2" draw:layer="layout" svg:width="4.699cm" svg:height="0.762cm" svg:x="21.828cm" svg:y="6.461cm">
            <text:p/>
          </draw:rect>
        </draw:g>
        <draw:rect draw:style-name="gr2" draw:text-style-name="P2" xml:id="id1" draw:id="id1" draw:layer="layout" svg:width="3.556cm" svg:height="0.635cm" svg:x="16.24cm" svg:y="5.826cm">
          <text:p text:style-name="P1"><text:span text:style-name="T2">AccountProviderHolder</text:span></text:p>
        </draw:rect>
        <draw:connector draw:style-name="gr1" draw:text-style-name="P1" draw:layer="layout" draw:type="line" svg:x1="18.018cm" svg:y1="5.826cm" svg:x2="24.177cm" svg:y2="4.048cm" draw:start-shape="id1" draw:start-glue-point="0" draw:end-shape="id7" draw:end-glue-point="2" svg:d="M18018 5826l6159-1778">
          <text:p/>
        </draw:connector>
        <draw:g>
          <draw:rect draw:style-name="gr4" draw:text-style-name="P2" xml:id="id8" draw:id="id8" draw:layer="layout" svg:width="3.429cm" svg:height="0.635cm" svg:x="11.033cm" svg:y="14.208cm">
            <text:p text:style-name="P1"><text:span text:style-name="T2">AccountEntity</text:span></text:p>
          </draw:rect>
          <draw:rect draw:style-name="gr4" draw:text-style-name="P2" draw:layer="layout" svg:width="3.429cm" svg:height="0.762cm" svg:x="11.033cm" svg:y="14.843cm">
            <text:p text:style-name="P3"><text:span text:style-name="T3">@Entity</text:span></text:p>
            <text:p text:style-name="P3"><text:span text:style-name="T3">@Table=”accounts”</text:span></text:p>
          </draw:rect>
          <draw:rect draw:style-name="gr5" draw:text-style-name="P2" draw:layer="layout" svg:width="3.429cm" svg:height="0.762cm" svg:x="11.033cm" svg:y="15.605cm">
            <text:p/>
          </draw:rect>
        </draw:g>
        <draw:g xml:id="id15" draw:id="id15">
          <draw:rect draw:style-name="gr4" draw:text-style-name="P2" draw:layer="layout" svg:width="5.588cm" svg:height="0.635cm" svg:x="15.224cm" svg:y="10.017cm">
            <text:p text:style-name="P1"><text:span text:style-name="T2">AbstractAccountProviderHolderEntity</text:span></text:p>
          </draw:rect>
          <draw:rect draw:style-name="gr4" draw:text-style-name="P2" draw:layer="layout" svg:width="5.588cm" svg:height="0.508cm" svg:x="15.224cm" svg:y="10.652cm">
            <text:p text:style-name="P3"><text:span text:style-name="T3">@MappedSuperclass</text:span></text:p>
          </draw:rect>
          <draw:rect draw:style-name="gr5" draw:text-style-name="P2" draw:layer="layout" svg:width="5.588cm" svg:height="0.762cm" svg:x="15.224cm" svg:y="11.16cm">
            <text:p/>
          </draw:rect>
        </draw:g>
        <draw:g>
          <draw:rect draw:style-name="gr4" draw:text-style-name="P2" xml:id="id14" draw:id="id14" draw:layer="layout" svg:width="4.826cm" svg:height="0.635cm" svg:x="15.605cm" svg:y="14.208cm">
            <text:p text:style-name="P1"><text:span text:style-name="T2">AccountProviderHolderEntity</text:span></text:p>
          </draw:rect>
          <draw:rect draw:style-name="gr4" draw:text-style-name="P2" draw:layer="layout" svg:width="4.826cm" svg:height="0.762cm" svg:x="15.605cm" svg:y="14.843cm">
            <text:p text:style-name="P3"><text:span text:style-name="T3">@Entity</text:span></text:p>
            <text:p text:style-name="P3"><text:span text:style-name="T3">@Table=”account_provider_holders”</text:span></text:p>
          </draw:rect>
          <draw:rect draw:style-name="gr5" draw:text-style-name="P2" draw:layer="layout" svg:width="4.826cm" svg:height="0.762cm" svg:x="15.605cm" svg:y="15.605cm">
            <text:p/>
          </draw:rect>
        </draw:g>
        <draw:connector draw:style-name="gr1" draw:text-style-name="P1" draw:layer="layout" draw:type="line" svg:x1="18.018cm" svg:y1="10.017cm" svg:x2="24.177cm" svg:y2="7.223cm" draw:start-shape="id15" draw:start-glue-point="0" draw:end-shape="id13" draw:end-glue-point="2" svg:d="M18018 10017l6159-2794">
          <text:p/>
        </draw:connector>
        <draw:connector draw:style-name="gr1" draw:text-style-name="P1" draw:layer="layout" draw:type="line" svg:x1="18.018cm" svg:y1="10.017cm" svg:x2="18.018cm" svg:y2="6.461cm" draw:start-shape="id15" draw:start-glue-point="0" draw:end-shape="id1" draw:end-glue-point="2" svg:d="M18018 10017v-3556">
          <text:p/>
        </draw:connector>
      </draw:page>
      <draw:page draw:name="page2" draw:style-name="dp1" draw:master-page-name="Default">
        <draw:connector draw:style-name="gr1" draw:text-style-name="P1" draw:layer="layout" draw:type="line" svg:x1="16.811cm" svg:y1="7.477cm" svg:x2="16.811cm" svg:y2="6.08cm" draw:start-shape="id16" draw:end-shape="id17" draw:end-glue-point="2" svg:d="M16811 7477v-1397">
          <text:p/>
        </draw:connector>
        <draw:rect draw:style-name="gr2" draw:text-style-name="P2" xml:id="id18" draw:id="id18" draw:layer="layout" svg:width="2.667cm" svg:height="0.635cm" svg:x="20.05cm" svg:y="4.556cm">
          <text:p text:style-name="P1"><text:span text:style-name="T1">Organization</text:span></text:p>
        </draw:rect>
        <draw:connector draw:style-name="gr1" draw:text-style-name="P1" draw:layer="layout" draw:type="line" svg:x1="21.383cm" svg:y1="4.556cm" svg:x2="21.32cm" svg:y2="2.651cm" draw:start-shape="id18" draw:start-glue-point="0" draw:end-shape="id19" svg:d="M21383 4556l-63-1905">
          <text:p/>
        </draw:connector>
        <draw:rect draw:style-name="gr2" draw:text-style-name="P2" xml:id="id23" draw:id="id23" draw:layer="layout" svg:width="3.556cm" svg:height="0.635cm" svg:x="10.398cm" svg:y="4.556cm">
          <text:p text:style-name="P1"><text:span text:style-name="T1">OrganizationAccount</text:span></text:p>
        </draw:rect>
        <draw:rect draw:style-name="gr2" draw:text-style-name="P2" xml:id="id21" draw:id="id21" draw:layer="layout" svg:width="2.794cm" svg:height="0.635cm" svg:x="10.779cm" svg:y="2.016cm">
          <text:p text:style-name="P1"><text:span text:style-name="T1">Account</text:span></text:p>
        </draw:rect>
        <draw:connector draw:style-name="gr1" draw:text-style-name="P1" draw:layer="layout" draw:type="line" svg:x1="8.302cm" svg:y1="3.921cm" svg:x2="12.176cm" svg:y2="2.651cm" draw:start-shape="id20" draw:start-glue-point="0" draw:end-shape="id21" draw:end-glue-point="2" svg:d="M8302 3921l3874-1270">
          <text:p/>
        </draw:connector>
        <draw:connector draw:style-name="gr1" draw:text-style-name="P1" draw:layer="layout" draw:type="line" svg:x1="8.302cm" svg:y1="7.477cm" svg:x2="8.302cm" svg:y2="6.08cm" draw:start-shape="id22" draw:start-glue-point="0" draw:end-shape="id20" draw:end-glue-point="2" svg:d="M8302 7477v-1397">
          <text:p/>
        </draw:connector>
        <draw:connector draw:style-name="gr1" draw:text-style-name="P1" draw:layer="layout" draw:type="line" svg:x1="8.366cm" svg:y1="7.477cm" svg:x2="12.176cm" svg:y2="5.191cm" draw:end-shape="id23" draw:end-glue-point="2" svg:d="M8366 7477l3810-2286">
          <text:p/>
        </draw:connector>
        <draw:connector draw:style-name="gr1" draw:text-style-name="P1" draw:layer="layout" draw:type="line" svg:x1="16.811cm" svg:y1="7.477cm" svg:x2="21.383cm" svg:y2="5.191cm" draw:start-shape="id16" draw:start-glue-point="0" draw:end-shape="id18" draw:end-glue-point="2" svg:d="M16811 7477l4572-2286">
          <text:p/>
        </draw:connector>
        <draw:rect draw:style-name="gr2" draw:text-style-name="P2" xml:id="id19" draw:id="id19" draw:layer="layout" svg:width="3.556cm" svg:height="0.635cm" svg:x="19.542cm" svg:y="2.016cm">
          <text:p text:style-name="P1"><text:span text:style-name="T2">AccountProviderHolder</text:span></text:p>
        </draw:rect>
        <draw:g xml:id="id17" draw:id="id17">
          <draw:rect draw:style-name="gr4" draw:text-style-name="P2" draw:layer="layout" svg:width="4.699cm" svg:height="0.635cm" svg:x="14.462cm" svg:y="3.921cm">
            <text:p text:style-name="P1"><text:span text:style-name="T2">AccountProviderHolderEntity</text:span></text:p>
          </draw:rect>
          <draw:rect draw:style-name="gr4" draw:text-style-name="P2" draw:layer="layout" svg:width="4.699cm" svg:height="0.762cm" svg:x="14.462cm" svg:y="4.556cm">
            <text:p text:style-name="P3"><text:span text:style-name="T3">@Entity</text:span></text:p>
            <text:p text:style-name="P3"><text:span text:style-name="T3">@Table=”account_provider_holders”</text:span></text:p>
          </draw:rect>
          <draw:rect draw:style-name="gr5" draw:text-style-name="P2" draw:layer="layout" svg:width="4.699cm" svg:height="0.762cm" svg:x="14.462cm" svg:y="5.318cm">
            <text:p/>
          </draw:rect>
        </draw:g>
        <draw:g xml:id="id16" draw:id="id16">
          <draw:rect draw:style-name="gr4" draw:text-style-name="P2" draw:layer="layout" svg:width="3.936cm" svg:height="0.508cm" svg:x="14.844cm" svg:y="7.477cm">
            <text:p text:style-name="P1"><text:span text:style-name="T2">OrganizationEntity</text:span></text:p>
          </draw:rect>
          <draw:rect draw:style-name="gr4" draw:text-style-name="P2" draw:layer="layout" svg:width="3.937cm" svg:height="1.27cm" svg:x="14.843cm" svg:y="7.985cm">
            <text:p text:style-name="P3"><text:span text:style-name="T3">@Entity</text:span></text:p>
            <text:p text:style-name="P3"><text:span text:style-name="T3">@Table=”organizations”</text:span></text:p>
            <text:p text:style-name="P3"><text:span text:style-name="T3">@Inheritance(type=JOINED)</text:span></text:p>
          </draw:rect>
          <draw:rect draw:style-name="gr5" draw:text-style-name="P2" draw:layer="layout" svg:width="3.937cm" svg:height="0.762cm" svg:x="14.843cm" svg:y="9.255cm">
            <text:p/>
          </draw:rect>
        </draw:g>
        <draw:g>
          <draw:rect draw:style-name="gr4" draw:text-style-name="P2" xml:id="id22" draw:id="id22" draw:layer="layout" svg:width="4.445cm" svg:height="0.508cm" svg:x="6.08cm" svg:y="7.477cm">
            <text:p text:style-name="P1"><text:span text:style-name="T2">OrganizationAccountEntity</text:span></text:p>
          </draw:rect>
          <draw:rect draw:style-name="gr4" draw:text-style-name="P2" draw:layer="layout" svg:width="4.445cm" svg:height="1.143cm" svg:x="6.08cm" svg:y="7.985cm">
            <text:p text:style-name="P3"><text:span text:style-name="T3">@Entity</text:span></text:p>
            <text:p text:style-name="P3"><text:span text:style-name="T3">@Table=”organization_accounts”</text:span></text:p>
            <text:p text:style-name="P3"><text:span text:style-name="T3">@Inheritance(type=JOINED)</text:span></text:p>
          </draw:rect>
          <draw:rect draw:style-name="gr5" draw:text-style-name="P2" draw:layer="layout" svg:width="4.445cm" svg:height="0.762cm" svg:x="6.08cm" svg:y="9.128cm">
            <text:p/>
          </draw:rect>
        </draw:g>
        <draw:g xml:id="id20" draw:id="id20">
          <draw:rect draw:style-name="gr4" draw:text-style-name="P2" draw:layer="layout" svg:width="3.429cm" svg:height="0.635cm" svg:x="6.588cm" svg:y="3.921cm">
            <text:p text:style-name="P1"><text:span text:style-name="T2">AccountEntity</text:span></text:p>
          </draw:rect>
          <draw:rect draw:style-name="gr4" draw:text-style-name="P2" draw:layer="layout" svg:width="3.429cm" svg:height="0.762cm" svg:x="6.588cm" svg:y="4.556cm">
            <text:p text:style-name="P3"><text:span text:style-name="T3">@Entity</text:span></text:p>
            <text:p text:style-name="P3"><text:span text:style-name="T3">@Table=”accounts”</text:span></text:p>
          </draw:rect>
          <draw:rect draw:style-name="gr5" draw:text-style-name="P2" draw:layer="layout" svg:width="3.429cm" svg:height="0.762cm" svg:x="6.588cm" svg:y="5.318cm">
            <text:p/>
          </draw:rect>
        </draw:g>
        <draw:connector draw:style-name="gr1" draw:text-style-name="P1" draw:layer="layout" draw:type="line" svg:x1="12.176cm" svg:y1="4.556cm" svg:x2="12.176cm" svg:y2="2.651cm" draw:start-shape="id23" draw:start-glue-point="0" draw:end-shape="id21" draw:end-glue-point="2" svg:d="M12176 4556v-1905">
          <text:p/>
        </draw:connector>
        <draw:connector draw:style-name="gr1" draw:text-style-name="P1" draw:layer="layout" draw:type="line" svg:x1="16.811cm" svg:y1="3.921cm" svg:x2="21.32cm" svg:y2="2.651cm" draw:start-shape="id17" draw:start-glue-point="0" draw:end-shape="id19" draw:end-glue-point="2" svg:d="M16811 3921l4509-1270">
          <text:p/>
        </draw:connector>
      </draw:page>
      <draw:page draw:name="page3" draw:style-name="dp1" draw:master-page-name="Default">
        <draw:rect draw:style-name="gr2" draw:text-style-name="P2" xml:id="id29" draw:id="id29" draw:layer="layout" svg:width="2.667cm" svg:height="0.635cm" svg:x="10.969cm" svg:y="2.143cm">
          <text:p text:style-name="P1"><text:span text:style-name="T1">Account</text:span></text:p>
        </draw:rect>
        <draw:rect draw:style-name="gr2" draw:text-style-name="P2" xml:id="id25" draw:id="id25" draw:layer="layout" svg:width="2.667cm" svg:height="0.635cm" svg:x="19.288cm" svg:y="2.143cm">
          <text:p text:style-name="P1"><text:span text:style-name="T2">AccountProvider</text:span></text:p>
        </draw:rect>
        <draw:rect draw:style-name="gr2" draw:text-style-name="P2" xml:id="id24" draw:id="id24" draw:layer="layout" svg:width="2.667cm" svg:height="0.635cm" svg:x="19.288cm" svg:y="4.302cm">
          <text:p text:style-name="P1"><text:span text:style-name="T1">ServiceProvider</text:span></text:p>
        </draw:rect>
        <draw:connector draw:style-name="gr1" draw:text-style-name="P1" draw:layer="layout" draw:type="line" svg:x1="20.621cm" svg:y1="4.302cm" svg:x2="20.621cm" svg:y2="2.778cm" draw:start-shape="id24" draw:start-glue-point="0" draw:end-shape="id25" draw:end-glue-point="2" svg:d="M20621 4302v-1524">
          <text:p/>
        </draw:connector>
        <draw:connector draw:style-name="gr1" draw:text-style-name="P1" draw:layer="layout" draw:type="line" svg:x1="16.684cm" svg:y1="7.604cm" svg:x2="20.621cm" svg:y2="4.937cm" draw:start-shape="id26" draw:start-glue-point="0" draw:end-shape="id24" draw:end-glue-point="2" svg:d="M16684 7604l3937-2667">
          <text:p/>
        </draw:connector>
        <draw:connector draw:style-name="gr1" draw:text-style-name="P1" draw:layer="layout" draw:type="line" svg:x1="16.684cm" svg:y1="7.604cm" svg:x2="16.684cm" svg:y2="5.826cm" draw:start-shape="id26" draw:start-glue-point="0" draw:end-shape="id27" svg:d="M16684 7604v-1778">
          <text:p/>
        </draw:connector>
        <draw:connector draw:style-name="gr1" draw:text-style-name="P1" draw:layer="layout" draw:type="line" svg:x1="12.303cm" svg:y1="4.429cm" svg:x2="12.302cm" svg:y2="2.778cm" draw:start-shape="id28" draw:start-glue-point="0" draw:end-shape="id29" draw:end-glue-point="2" svg:d="M12303 4429l-1-1651">
          <text:p/>
        </draw:connector>
        <draw:g xml:id="id31" draw:id="id31">
          <draw:rect draw:style-name="gr4" draw:text-style-name="P2" draw:layer="layout" svg:width="3.429cm" svg:height="0.635cm" svg:x="5.318cm" svg:y="3.794cm">
            <text:p text:style-name="P1"><text:span text:style-name="T2">AccountEntity</text:span></text:p>
          </draw:rect>
          <draw:rect draw:style-name="gr4" draw:text-style-name="P2" draw:layer="layout" svg:width="3.429cm" svg:height="0.762cm" svg:x="5.318cm" svg:y="4.429cm">
            <text:p text:style-name="P3"><text:span text:style-name="T3">@Entity</text:span></text:p>
            <text:p text:style-name="P3"><text:span text:style-name="T3">@Table=”accounts”</text:span></text:p>
          </draw:rect>
          <draw:rect draw:style-name="gr5" draw:text-style-name="P2" draw:layer="layout" svg:width="3.429cm" svg:height="0.762cm" svg:x="5.318cm" svg:y="5.191cm">
            <text:p/>
          </draw:rect>
        </draw:g>
        <draw:g xml:id="id30" draw:id="id30">
          <draw:rect draw:style-name="gr4" draw:text-style-name="P2" draw:layer="layout" svg:width="4.952cm" svg:height="0.508cm" svg:x="4.556cm" svg:y="7.604cm">
            <text:p text:style-name="P1"><text:span text:style-name="T2">ServiceProviderAccountEntity</text:span></text:p>
          </draw:rect>
          <draw:rect draw:style-name="gr4" draw:text-style-name="P2" draw:layer="layout" svg:width="4.952cm" svg:height="1.143cm" svg:x="4.556cm" svg:y="8.112cm">
            <text:p text:style-name="P3"><text:span text:style-name="T3">@Entity</text:span></text:p>
            <text:p text:style-name="P3"><text:span text:style-name="T3">@Table=”service_provider_accounts”</text:span></text:p>
            <text:p text:style-name="P3"><text:span text:style-name="T3">@Inheritance(type=JOINED)</text:span></text:p>
          </draw:rect>
          <draw:rect draw:style-name="gr5" draw:text-style-name="P2" draw:layer="layout" svg:width="4.952cm" svg:height="0.762cm" svg:x="4.556cm" svg:y="9.255cm">
            <text:p/>
          </draw:rect>
        </draw:g>
        <draw:rect draw:style-name="gr2" draw:text-style-name="P2" xml:id="id28" draw:id="id28" draw:layer="layout" svg:width="3.556cm" svg:height="0.635cm" svg:x="10.525cm" svg:y="4.429cm">
          <text:p text:style-name="P1"><text:span text:style-name="T1">ServiceProviderAccount</text:span></text:p>
        </draw:rect>
        <draw:connector draw:style-name="gr1" draw:text-style-name="P1" draw:layer="layout" draw:type="line" svg:x1="7.032cm" svg:y1="7.604cm" svg:x2="7.032cm" svg:y2="5.953cm" draw:start-shape="id30" draw:start-glue-point="0" draw:end-shape="id31" draw:end-glue-point="2" svg:d="M7032 7604v-1651">
          <text:p/>
        </draw:connector>
        <draw:connector draw:style-name="gr1" draw:text-style-name="P1" draw:layer="layout" draw:type="line" svg:x1="7.032cm" svg:y1="3.794cm" svg:x2="12.302cm" svg:y2="2.778cm" draw:start-shape="id31" draw:start-glue-point="0" draw:end-shape="id29" draw:end-glue-point="2" svg:d="M7032 3794l5270-1016">
          <text:p/>
        </draw:connector>
        <draw:connector draw:style-name="gr1" draw:text-style-name="P1" draw:layer="layout" draw:type="line" svg:x1="7.032cm" svg:y1="7.604cm" svg:x2="12.303cm" svg:y2="5.064cm" draw:start-shape="id30" draw:start-glue-point="0" draw:end-shape="id28" draw:end-glue-point="2" svg:d="M7032 7604l5271-2540">
          <text:p/>
        </draw:connector>
        <draw:g xml:id="id26" draw:id="id26">
          <draw:rect draw:style-name="gr4" draw:text-style-name="P2" draw:layer="layout" svg:width="3.936cm" svg:height="0.508cm" svg:x="14.717cm" svg:y="7.604cm">
            <text:p text:style-name="P1"><text:span text:style-name="T2">ServiceProviderEntity</text:span></text:p>
          </draw:rect>
          <draw:rect draw:style-name="gr4" draw:text-style-name="P2" draw:layer="layout" svg:width="3.937cm" svg:height="1.27cm" svg:x="14.716cm" svg:y="8.112cm">
            <text:p text:style-name="P3"><text:span text:style-name="T3">@Entity</text:span></text:p>
            <text:p text:style-name="P3"><text:span text:style-name="T3">@Table=”service_providers”</text:span></text:p>
            <text:p text:style-name="P3"><text:span text:style-name="T3">@Inheritance(type=JOINED)</text:span></text:p>
          </draw:rect>
          <draw:rect draw:style-name="gr5" draw:text-style-name="P2" draw:layer="layout" svg:width="3.937cm" svg:height="0.762cm" svg:x="14.716cm" svg:y="9.382cm">
            <text:p/>
          </draw:rect>
        </draw:g>
        <draw:g xml:id="id27" draw:id="id27">
          <draw:rect draw:style-name="gr4" draw:text-style-name="P2" draw:layer="layout" svg:width="3.937cm" svg:height="0.635cm" svg:x="14.716cm" svg:y="3.667cm">
            <text:p text:style-name="P1"><text:span text:style-name="T2">AccountProviderEntity</text:span></text:p>
          </draw:rect>
          <draw:rect draw:style-name="gr4" draw:text-style-name="P2" draw:layer="layout" svg:width="3.937cm" svg:height="0.762cm" svg:x="14.716cm" svg:y="4.302cm">
            <text:p text:style-name="P3"><text:span text:style-name="T3">@Entity</text:span></text:p>
            <text:p text:style-name="P3"><text:span text:style-name="T3">@Table=”account_providers”</text:span></text:p>
          </draw:rect>
          <draw:rect draw:style-name="gr5" draw:text-style-name="P2" draw:layer="layout" svg:width="3.937cm" svg:height="0.762cm" svg:x="14.716cm" svg:y="5.064cm">
            <text:p/>
          </draw:rect>
        </draw:g>
        <draw:connector draw:style-name="gr1" draw:text-style-name="P1" draw:layer="layout" draw:type="line" svg:x1="16.684cm" svg:y1="3.667cm" svg:x2="20.621cm" svg:y2="2.778cm" draw:start-shape="id27" draw:start-glue-point="0" draw:end-shape="id25" draw:end-glue-point="2" svg:d="M16684 3667l3937-889">
          <text:p/>
        </draw:connector>
      </draw:page>
      <draw:page draw:name="page4" draw:style-name="dp1" draw:master-page-name="Default">
        <draw:rect draw:style-name="gr2" draw:text-style-name="P2" xml:id="id33" draw:id="id33" draw:layer="layout" svg:width="2.667cm" svg:height="0.635cm" svg:x="15.605cm" svg:y="2.016cm">
          <text:p text:style-name="P1"><text:span text:style-name="T2">AccountHolder</text:span></text:p>
        </draw:rect>
        <draw:rect draw:style-name="gr2" draw:text-style-name="P2" xml:id="id32" draw:id="id32" draw:layer="layout" svg:width="2.667cm" svg:height="0.635cm" svg:x="15.605cm" svg:y="4.175cm">
          <text:p text:style-name="P1"><text:span text:style-name="T1">Person</text:span></text:p>
        </draw:rect>
        <draw:connector draw:style-name="gr1" draw:text-style-name="P1" draw:layer="layout" draw:type="line" svg:x1="16.938cm" svg:y1="4.175cm" svg:x2="16.938cm" svg:y2="2.651cm" draw:start-shape="id32" draw:start-glue-point="0" draw:end-shape="id33" draw:end-glue-point="2" svg:d="M16938 4175v-1524">
          <text:p/>
        </draw:connector>
        <draw:connector draw:style-name="gr1" draw:text-style-name="P1" draw:layer="layout" draw:type="line" svg:x1="13.001cm" svg:y1="7.477cm" svg:x2="16.938cm" svg:y2="4.81cm" draw:start-shape="id34" draw:start-glue-point="0" draw:end-shape="id32" draw:end-glue-point="2" svg:d="M13001 7477l3937-2667">
          <text:p/>
        </draw:connector>
        <draw:connector draw:style-name="gr1" draw:text-style-name="P1" draw:layer="layout" draw:type="line" svg:x1="13.001cm" svg:y1="7.477cm" svg:x2="13.001cm" svg:y2="5.699cm" draw:start-shape="id34" draw:start-glue-point="0" draw:end-shape="id35" svg:d="M13001 7477v-1778">
          <text:p/>
        </draw:connector>
        <draw:g xml:id="id34" draw:id="id34">
          <draw:rect draw:style-name="gr4" draw:text-style-name="P2" draw:layer="layout" svg:width="3.936cm" svg:height="0.508cm" svg:x="11.034cm" svg:y="7.477cm">
            <text:p text:style-name="P1"><text:span text:style-name="T2">PersonEntity</text:span></text:p>
          </draw:rect>
          <draw:rect draw:style-name="gr4" draw:text-style-name="P2" draw:layer="layout" svg:width="3.937cm" svg:height="1.27cm" svg:x="11.033cm" svg:y="7.985cm">
            <text:p text:style-name="P3"><text:span text:style-name="T3">@Entity</text:span></text:p>
            <text:p text:style-name="P3"><text:span text:style-name="T3">@Table=”persons”</text:span></text:p>
            <text:p text:style-name="P3"><text:span text:style-name="T3">@Inheritance(type=JOINED)</text:span></text:p>
          </draw:rect>
          <draw:rect draw:style-name="gr5" draw:text-style-name="P2" draw:layer="layout" svg:width="3.937cm" svg:height="0.762cm" svg:x="11.033cm" svg:y="9.255cm">
            <text:p/>
          </draw:rect>
        </draw:g>
        <draw:g xml:id="id35" draw:id="id35">
          <draw:rect draw:style-name="gr4" draw:text-style-name="P2" draw:layer="layout" svg:width="3.937cm" svg:height="0.635cm" svg:x="11.033cm" svg:y="3.54cm">
            <text:p text:style-name="P1"><text:span text:style-name="T2">AccountHolderEntity</text:span></text:p>
          </draw:rect>
          <draw:rect draw:style-name="gr4" draw:text-style-name="P2" draw:layer="layout" svg:width="3.937cm" svg:height="0.762cm" svg:x="11.033cm" svg:y="4.175cm">
            <text:p text:style-name="P3"><text:span text:style-name="T3">@Entity</text:span></text:p>
            <text:p text:style-name="P3"><text:span text:style-name="T3">@Table=”account_holders”</text:span></text:p>
          </draw:rect>
          <draw:rect draw:style-name="gr5" draw:text-style-name="P2" draw:layer="layout" svg:width="3.937cm" svg:height="0.762cm" svg:x="11.033cm" svg:y="4.937cm">
            <text:p/>
          </draw:rect>
        </draw:g>
        <draw:connector draw:style-name="gr1" draw:text-style-name="P1" draw:layer="layout" draw:type="line" svg:x1="13.001cm" svg:y1="3.54cm" svg:x2="16.938cm" svg:y2="2.651cm" draw:start-shape="id35" draw:start-glue-point="0" draw:end-shape="id33" draw:end-glue-point="2" svg:d="M13001 3540l3937-8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y Kephart</meta:initial-creator>
    <meta:creation-date>2024-12-12T11:09:44.55</meta:creation-date>
    <dc:date>2024-12-20T15:10:18.77</dc:date>
    <dc:creator>Gary Kephart</dc:creator>
    <meta:editing-duration>PT17H24M59S</meta:editing-duration>
    <meta:editing-cycles>17</meta:editing-cycles>
    <meta:generator>OpenOffice/4.1.15$Win32 OpenOffice.org_project/4115m2$Build-9813</meta:generator>
    <meta:document-statistic meta:object-count="119"/>
  </office:meta>
</office:document-meta>
</file>